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ysq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senzing/mysql-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y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2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10" draw:text-style-name="P8" draw:layer="layout" svg:x1="7.403cm" svg:y1="17.777cm" svg:x2="5.508cm" svg:y2="17.77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phpmyadmin/phpmy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139cm">
          <text:p text:style-name="P4"><text:span text:style-name="T2">phpMy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701cm">
          <text:p/>
        </draw:line>
        <draw:line draw:style-name="gr8" draw:text-style-name="P8" draw:layer="layout" svg:x1="5.318cm" svg:y1="22.18cm" svg:x2="5.318cm" svg:y2="24.8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2:05:43.480000000</dc:date>
    <meta:editing-duration>PT51M36S</meta:editing-duration>
    <meta:editing-cycles>20</meta:editing-cycles>
    <meta:generator>LibreOffice/6.4.4.2$Windows_X86_64 LibreOffice_project/3d775be2011f3886db32dfd395a6a6d1ca2630ff</meta:generator>
    <meta:document-statistic meta:object-count="32"/>
  </office:meta>
</office:document-meta>
</file>